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/>
          <table:table-cell table:style-name="ce15" table:formula="of:=[.B37]-[.A37]" office:value-type="time" office:time-value="-PT1069738H05M00.000000559S" calcext:value-type="time">
            <text:p>13:55:00</text:p>
          </table:table-cell>
          <table:table-cell table:style-name="ce7" table:formula="of:=[.C37]+[.D36]" office:value-type="time" office:time-value="-PT1069734H00M00.000001676S" calcext:value-type="time">
            <text:p>-1069734:00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0:06:22.6104546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1T10:07:09.195576431</dc:date>
    <meta:editing-cycles>40</meta:editing-cycles>
    <meta:editing-duration>PT3H3M11S</meta:editing-duration>
    <meta:generator>LibreOffice/7.2.4.1$Linux_X86_64 LibreOffice_project/20$Build-1</meta:generator>
    <meta:document-statistic meta:table-count="1" meta:cell-count="170" meta:object-count="0"/>
    <meta:user-defined meta:name="AppVersion">15.0000</meta:user-defined>
  </office:meta>
</office:document-meta>
</file>